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966e5" style:font-weight-asian="bold" style:font-weight-complex="bold"/>
    </style:style>
    <style:style style:name="P3" style:family="paragraph" style:parent-style-name="Standard">
      <style:text-properties fo:font-weight="bold" officeooo:paragraph-rsid="0047f22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paragraph-rsid="0047f228"/>
    </style:style>
    <style:style style:name="P8" style:family="paragraph" style:parent-style-name="Standard">
      <style:text-properties fo:font-weight="normal" officeooo:rsid="0047f228" officeooo:paragraph-rsid="0047f228" style:font-weight-asian="normal" style:font-weight-complex="normal"/>
    </style:style>
    <style:style style:name="P9" style:family="paragraph" style:parent-style-name="Standard">
      <style:text-properties fo:font-weight="normal" officeooo:rsid="0049b7b4" officeooo:paragraph-rsid="0049b7b4" style:font-weight-asian="normal" style:font-weight-complex="normal"/>
    </style:style>
    <style:style style:name="P10" style:family="paragraph" style:parent-style-name="Standard">
      <style:text-properties fo:font-weight="normal" officeooo:rsid="00561009" officeooo:paragraph-rsid="00561009" style:font-weight-asian="normal" style:font-weight-complex="normal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text-properties fo:font-weight="bold" officeooo:paragraph-rsid="0047f228" style:font-weight-asian="bold" style:font-weight-complex="bold"/>
    </style:style>
    <style:style style:name="P13" style:family="paragraph" style:parent-style-name="Standard">
      <style:text-properties fo:font-weight="normal" officeooo:rsid="0059a245" officeooo:paragraph-rsid="0059a24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f22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a903" style:font-weight-asian="normal" style:font-weight-complex="normal"/>
    </style:style>
    <style:style style:name="T5" style:family="text">
      <style:text-properties fo:font-weight="normal" officeooo:rsid="005772c4" style:font-weight-asian="normal" style:font-weight-complex="normal"/>
    </style:style>
    <style:style style:name="T6" style:family="text">
      <style:text-properties officeooo:rsid="000eabbc"/>
    </style:style>
    <style:style style:name="T7" style:family="text">
      <style:text-properties officeooo:rsid="0011a9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Lab Report</text:p>
      <text:p text:style-name="P1"/>
      <text:p text:style-name="P6">ECPE 170 – Computer Systems and Networks – <text:span text:style-name="T7">Fall </text:span><text:span text:style-name="T6">20</text:span><text:span text:style-name="T7">2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Name:<text:tab/></text:span><text:tab/><text:span text:style-name="T4">Sloan Kim</text:span></text:p>
      <text:p text:style-name="Standard"/>
      <text:p text:style-name="Standard"><text:span text:style-name="T1">Lab Topic:</text:span><text:tab/>Network Socket Programming (Basic) <text:span text:style-name="T3">(Lab #: </text:span><text:span text:style-name="T5">8</text:span><text:span text:style-name="T3">)</text:span></text:p>
      <text:p text:style-name="Standard"/>
      <text:p text:style-name="Standard"/>
      <text:p text:style-name="P11"><text:span text:style-name="T1">Question #1: </text:span><text:tab/></text:p>
      <text:p text:style-name="Standard">What is first line of the python script that starts with #! doing? <text:s/>Where in ECPE 170 have you seen this before? </text:p>
      <text:p text:style-name="P2">Answer:</text:p>
      <text:p text:style-name="P13">It is a shebang and I have seen it in bash script. It continues the path to the interpreter. Therefore “#!/usr/bin/python3” in display.py is writing the absolute path to the python3 interpreter.</text:p>
      <text:p text:style-name="P3"/>
      <text:p text:style-name="P7"><text:span text:style-name="T1">Question #</text:span><text:span text:style-name="T2">2</text:span><text:span text:style-name="T1">: </text:span><text:tab/></text:p>
      <text:p text:style-name="P7">Document the HTTP request and the server response when you manually download the HTML file at http://spaceref.com via Netcat. (By "document", you should provide the full client request and a partial server response (top 40-50 lines is sufficient for me to tell if you downloaded the right file). The script utility can make this capture easy for you - see below.) </text:p>
      <text:p text:style-name="P3">Answer:</text:p>
      <text:p text:style-name="P9">gkim23@ubuntu:~/Downloads/pycharm-community-2021.2.3/bin$ netcat -C spaceref.com 80</text:p>
      <text:p text:style-name="P9">GET / HTTP/1.1</text:p>
      <text:p text:style-name="P9">Host: spaceref.com</text:p>
      <text:p text:style-name="P9">Connection: close</text:p>
      <text:p text:style-name="P9"/>
      <text:p text:style-name="P9">HTTP/1.1 200 OK</text:p>
      <text:p text:style-name="P9">Date: Thu, 21 Oct 2021 18:06:37 GMT</text:p>
      <text:p text:style-name="P9">Server: Apache/2.2.22 (Ubuntu)</text:p>
      <text:p text:style-name="P9">X-Powered-By: PHP/5.3.10-1ubuntu3.13</text:p>
      <text:p text:style-name="P9">Vary: Accept-Encoding</text:p>
      <text:p text:style-name="P9">Connection: close</text:p>
      <text:p text:style-name="P9">Transfer-Encoding: chunked</text:p>
      <text:p text:style-name="P9">Content-Type: text/html</text:p>
      <text:p text:style-name="P9"/>
      <text:p text:style-name="P9">3250</text:p>
      <text:p text:style-name="P9">&lt;!DOCTYPE html&gt;</text:p>
      <text:p text:style-name="P9">&lt;html lang="en"&gt;</text:p>
      <text:p text:style-name="P9">&lt;head&gt;</text:p>
      <text:p text:style-name="P9"><text:s text:c="4"/>&lt;title&gt;SpaceRef&lt;/title&gt;</text:p>
      <text:p text:style-name="P9"><text:s text:c="4"/>&lt;meta http-equiv="Content-Type" content="text/html; charset=utf-8" /&gt;</text:p>
      <text:p text:style-name="P9"/>
      <text:p text:style-name="P9"><text:s text:c="4"/>&lt;!-- description --&gt;</text:p>
      <text:p text:style-name="P9"><text:s text:c="4"/>&lt;meta name="generator" content="JetBrains PhpStorm/Intercat/Movable Type Pro" /&gt;</text:p>
      <text:p text:style-name="P9"><text:s text:c="4"/>&lt;META NAME="description" content="SpaceRef is a space news and reference site. This includes space exploration and missions, a space calendar of events, interactive space news and a space directory and search engine."&gt;</text:p>
      <text:p text:style-name="P9"><text:s text:c="4"/>&lt;META NAME="keywords" content="space,space exploration,nasa watch,astrobiology,mars,space search engine"&gt;</text:p>
      <text:p text:style-name="P9"><text:s text:c="4"/>&lt;META NAME="subject" CONTENT="Science:Space"&gt;</text:p>
      <text:p text:style-name="P9"/>
      <text:p text:style-name="P9"><text:s text:c="4"/>&lt;!-- scripts --&gt;</text:p>
      <text:p text:style-name="P9"><text:s text:c="4"/>&lt;script type="text/javascript"&gt;var _sf_startpt=(new Date()).getTime()&lt;/script&gt;</text:p>
      <text:p text:style-name="P9"><text:s text:c="4"/>&lt;script src="js/main.js" type="text/javascript"&gt;&lt;/script&gt;</text:p>
      <text:p text:style-name="P9"><text:s text:c="4"/>&lt;!--[if lt IE 9]&gt;</text:p>
      <text:p text:style-name="P9"><text:s text:c="4"/>&lt;script src="js/html5shiv.js"&gt;&lt;/script&gt;</text:p>
      <text:p text:style-name="P9"><text:s text:c="4"/>&lt;![endif]--&gt;</text:p>
      <text:p text:style-name="P9"><text:soft-page-break/></text:p>
      <text:p text:style-name="P9"><text:s text:c="4"/>&lt;meta http-equiv="Content-Script-Type" content="text/javascript" /&gt;</text:p>
      <text:p text:style-name="P9"/>
      <text:p text:style-name="P9"><text:s text:c="4"/>&lt;!-- styles --&gt;</text:p>
      <text:p text:style-name="P9"><text:s text:c="4"/>&lt;meta name="viewport" content="width=device-width, initial-scale=1.0"&gt;</text:p>
      <text:p text:style-name="P9"><text:s text:c="4"/>&lt;link href="css/bootstrap-mod.css" rel="stylesheet"&gt;</text:p>
      <text:p text:style-name="P9"><text:s text:c="4"/>&lt;link href="css/bootstrap-responsive.css" rel="stylesheet"&gt;</text:p>
      <text:p text:style-name="P9"><text:s text:c="4"/>&lt;link rel="alternate" type="application/atom+xml" title="Atom" href="http://feeds.feedburner.com/spaceref/jext"&gt;</text:p>
      <text:p text:style-name="P9"><text:s text:c="4"/>&lt;link rel="apple-touch-icon" href="http://images.spaceref.com/logos/apple-touch-icon.png" /&gt;</text:p>
      <text:p text:style-name="P9"><text:s text:c="4"/>&lt;link rel="icon" type="http://spaceref.com/ico" href="http://spaceref.com/favicon.ico"&gt;</text:p>
      <text:p text:style-name="P3"/>
      <text:p text:style-name="P7"><text:span text:style-name="T1">Question #</text:span><text:span text:style-name="T2">3</text:span><text:span text:style-name="T1">: </text:span><text:tab/></text:p>
      <text:p text:style-name="P7">Document the HTTP request and the server response when you manually download the HTML file at http://neverssl.com/ via Netcat</text:p>
      <text:p text:style-name="P3">Answer:</text:p>
      <text:p text:style-name="P9">gkim23@ubuntu:~/Downloads/pycharm-community-2021.2.3/bin$ netcat -C neverssl.com 80</text:p>
      <text:p text:style-name="P9">GET / HTTP/1.1</text:p>
      <text:p text:style-name="P9">Host: neverssl.com</text:p>
      <text:p text:style-name="P9">Connection: close</text:p>
      <text:p text:style-name="P9"/>
      <text:p text:style-name="P9">HTTP/1.1 200 OK</text:p>
      <text:p text:style-name="P9">Content-Type: text/html</text:p>
      <text:p text:style-name="P9">Content-Length: 2536</text:p>
      <text:p text:style-name="P9">Connection: close</text:p>
      <text:p text:style-name="P9">Last-Modified: Thu, 19 Nov 2020 22:29:21 GMT</text:p>
      <text:p text:style-name="P9">Accept-Ranges: bytes</text:p>
      <text:p text:style-name="P9">Server: AmazonS3</text:p>
      <text:p text:style-name="P9">Date: Thu, 21 Oct 2021 15:48:06 GMT</text:p>
      <text:p text:style-name="P9">ETag: "e8bb9152091d61caa9d69fed8c4aebc6"</text:p>
      <text:p text:style-name="P9">Vary: Accept-Encoding</text:p>
      <text:p text:style-name="P9">X-Cache: Hit from cloudfront</text:p>
      <text:p text:style-name="P9">Via: 1.1 bce4acc3004a5b5cf4c212614309e1b1.cloudfront.net (CloudFront)</text:p>
      <text:p text:style-name="P9">X-Amz-Cf-Pop: SFO53-C1</text:p>
      <text:p text:style-name="P9">X-Amz-Cf-Id: 9IodaidwFOIwk6YJZwdJiJOPiGvGs_kntSFwGmGQuhwp91empmYVuQ==</text:p>
      <text:p text:style-name="P9">Age: 9138</text:p>
      <text:p text:style-name="P9"/>
      <text:p text:style-name="P9">&lt;html&gt;</text:p>
      <text:p text:style-name="P9"><text:s text:c="4"/>&lt;head&gt;</text:p>
      <text:p text:style-name="P9"><text:s text:c="8"/>&lt;title&gt;NeverSSL - helping you get online&lt;/title&gt;</text:p>
      <text:p text:style-name="P9"/>
      <text:p text:style-name="P9"><text:s text:c="8"/>&lt;style&gt;</text:p>
      <text:p text:style-name="P9"><text:s text:c="8"/>body {</text:p>
      <text:p text:style-name="P9"><text:s text:c="13"/>font-family: Montserrat, helvetica, arial, sans-serif; </text:p>
      <text:p text:style-name="P9"><text:s text:c="13"/>font-size: 16x;</text:p>
      <text:p text:style-name="P9"><text:s text:c="13"/>color: #444444;</text:p>
      <text:p text:style-name="P9"><text:s text:c="13"/>margin: 0;</text:p>
      <text:p text:style-name="P9"><text:s text:c="8"/>}</text:p>
      <text:p text:style-name="P9"><text:s text:c="8"/>h2 {</text:p>
      <text:p text:style-name="P9"><text:soft-page-break/><text:s text:c="12"/>font-weight: 700;</text:p>
      <text:p text:style-name="P9"><text:s text:c="12"/>font-size: 1.6em;</text:p>
      <text:p text:style-name="P9"><text:s text:c="12"/>margin-top: 30px;</text:p>
      <text:p text:style-name="P9"><text:s text:c="8"/>}</text:p>
      <text:p text:style-name="P9"><text:s text:c="8"/>p {</text:p>
      <text:p text:style-name="P9"><text:s text:c="12"/>line-height: 1.6em;</text:p>
      <text:p text:style-name="P9"><text:s text:c="8"/>}</text:p>
      <text:p text:style-name="P9"><text:s text:c="8"/>.container {</text:p>
      <text:p text:style-name="P9"><text:s text:c="12"/>max-width: 650px;</text:p>
      <text:p text:style-name="P8"><text:s text:c="12"/>margin: 20px auto 20px auto;</text:p>
      <text:p text:style-name="P8"><text:s text:c="12"/>padding-left: 15px;</text:p>
      <text:p text:style-name="P8"><text:s text:c="12"/>padding-right: 15px</text:p>
      <text:p text:style-name="P8"><text:s text:c="8"/>}</text:p>
      <text:p text:style-name="P8"><text:s text:c="8"/>.header {</text:p>
      <text:p text:style-name="P8"><text:s text:c="12"/>background-color: #42C0FD;</text:p>
      <text:p text:style-name="P8"><text:s text:c="12"/>color: #FFFFFF;</text:p>
      <text:p text:style-name="P8"><text:s text:c="12"/>padding: 10px 0 10px 0;</text:p>
      <text:p text:style-name="P8"><text:s text:c="12"/>font-size: 2.2em;</text:p>
      <text:p text:style-name="P8"><text:s text:c="8"/>}</text:p>
      <text:p text:style-name="P8"><text:s text:c="8"/>&lt;!-- CSS from Mark Webster https://gist.github.com/markcwebster/9bdf30655cdd5279bad13993ac87c85d --&gt;</text:p>
      <text:p text:style-name="P8"><text:s text:c="8"/>&lt;/style&gt;</text:p>
      <text:p text:style-name="P8"><text:s text:c="4"/>&lt;/head&gt;</text:p>
      <text:p text:style-name="P8"><text:s text:c="4"/>&lt;body&gt;</text:p>
      <text:p text:style-name="P8"/>
      <text:p text:style-name="P8"><text:s text:c="4"/>&lt;div class="header"&gt;</text:p>
      <text:p text:style-name="P8"><text:s text:c="8"/>&lt;div class="container"&gt;</text:p>
      <text:p text:style-name="P8"><text:s text:c="8"/>&lt;h1&gt;NeverSSL&lt;/h1&gt;</text:p>
      <text:p text:style-name="P8"><text:s text:c="8"/>&lt;/div&gt;</text:p>
      <text:p text:style-name="P8"><text:s text:c="4"/>&lt;/div&gt;</text:p>
      <text:p text:style-name="P8"><text:s text:c="4"/></text:p>
      <text:p text:style-name="P8"><text:s text:c="4"/>&lt;div class="content"&gt;</text:p>
      <text:p text:style-name="P8"><text:s text:c="4"/>&lt;div class="container"&gt;</text:p>
      <text:p text:style-name="P8"/>
      <text:p text:style-name="P8"><text:s text:c="4"/>&lt;h2&gt;What?&lt;/h2&gt;</text:p>
      <text:p text:style-name="P8"><text:s text:c="4"/>&lt;p&gt;This website is for when you try to open Facebook, Google, Amazon, etc</text:p>
      <text:p text:style-name="P8"><text:s text:c="4"/>on a wifi network, and nothing happens. Type "http://neverssl.com"</text:p>
      <text:p text:style-name="P8"><text:s text:c="4"/>into your browser's url bar, and you'll be able to log on.&lt;/p&gt;</text:p>
      <text:p text:style-name="P3"/>
      <text:p text:style-name="P7"><text:span text:style-name="T1">Question #</text:span><text:span text:style-name="T2">4</text:span><text:span text:style-name="T1">: </text:span><text:tab/></text:p>
      <text:p text:style-name="P7">Document the HTTP request and the server response when you manually download the PNG image file at http://spaceref.com/img/logo_320red.png via Netcat</text:p>
      <text:p text:style-name="P3">Answer:</text:p>
      <text:p text:style-name="P10">gkim23@ubuntu:~/Downloads/pycharm-community-2021.2.3/bin$ netcat -C spaceref.com 80</text:p>
      <text:p text:style-name="P10">GET /img/logo_320red.png </text:p>
      <text:p text:style-name="P10">Host: spaceref.com</text:p>
      <text:p text:style-name="P10">Connection: close�PNG</text:p>
      <text:p text:style-name="P10">�</text:p>
      <text:p text:style-name="P10">�tEXtSoftwareAdobe ImageReadyq�e&lt;</text:p>
      <text:p text:style-name="P10"><text:soft-page-break/><text:s text:c="33"/>IDATx��an۸Ǚ ��x{���~{� �<text:tab/>꜠�<text:tab/>����<text:tab/>��@�<text:tab/>����<text:tab/>���v��x��y�Bܴ�</text:p>
      <text:p text:style-name="P10"><text:s text:c="8"/>EJ����X�25$���������c�&amp;@� <text:s/>@� ��g�&gt;899��%[���J��������w��JM�W0�/mX�e�F_��S*����T�Ė��}���֧T�m�rT&amp;�����'�&gt;dЈ�H_��Ou�}}��l=�����3�6�2�v8��l��|Uz%ʒ���������.���,����m��_��7��u���L�3�&lt;ʾ�<text:tab/>����Y#���Y۵#���ږq�Y���6�A�</text:p>
      <text:p text:style-name="P10"><text:s text:c="18"/>]�.&lt;��IF[P�ܴ����G�9�~f�ε}�%]�ԱS</text:p>
      <text:p text:style-name="P10"><text:s text:c="48"/>���a��՘�����ۈ��R�/[�������/�˗��w�Sk�k</text:p>
      <text:p text:style-name="P10"><text:s text:c="85"/>��/7-</text:p>
      <text:p text:style-name="P10">������g4}��I�GN:��v�6</text:p>
      <text:p text:style-name="P10">zm�pa=]��m��BxU_�&lt;�=���*}�7�uE/�</text:p>
      <text:p text:style-name="P10">t��f�$��Yn�ּg�hI�1hw��K}�U���R꽢�p�� �;g4(��.���[i޶auU����v�ٖ-6�1D���k�����K�PGh:FWo�aB�3,n&amp;�f�۶</text:p>
      <text:p text:style-name="P10"/>
      <text:p text:style-name="P10">���šɫ2�m�%̂L'���!��,�2�<text:tab/>��\c-�Y����<text:tab/>)Y�'[ϭ'4t��g�����)v1zZ�V$H�9�&gt;Ӛ�p�-�_</text:p>
      <text:p text:style-name="P10"><text:s text:c="77"/>�Pe�B(Щ�&gt;�&gt;��nG�P�o�&lt;d&amp;��N�a���{|�I���Y�'�v�$���|�����V�mS~�����ą�|t�K�P�Ny%�S�B)��?����2���</text:p>
      <text:p text:style-name="P10">7���܌ ps$V��l���_H�9</text:p>
      <text:p text:style-name="P10">4'~���HS��v����rZ`r��i��ϓ(�rM�W$��K�`.|���|!�?Ix���g�O&lt;7���;d</text:p>
      <text:p text:style-name="P10">{��K3�k�� Xz����z'���^ �H�~,c.��h�n�?��/���3-&lt;ms��N^�{����͸�R�����qZ����/Hؼ��?</text:p>
      <text:p text:style-name="P10"><text:s text:c="78"/>�Ѭl�D����A�aF���cW̔�ߴ����-p�P{R�j3NO�|v��!�������hm���Ș����-��g�,t�|� 6Q�o�L#�}�Y�H���}�N/�B�9��m�u�</text:p>
      <text:p text:style-name="P10"><text:s text:c="76"/>/�O�</text:p>
      <text:p text:style-name="P10"><text:s text:c="80"/>�~)3�M�&gt;tP�м���ॻw��k��l���2^B����|3����A/�?&gt;ߑ�o~H��8���K����2DŐp�щ� o��_4�g��U�M=�P�r�!����</text:p>
      <text:p text:style-name="P10">Dq�4ܴ�s���6��M6��@�靇�_t3���5܏A&lt;$H��&amp;�Fi�.r��@�:I�<text:tab/>�ٓ�Q�</text:p>
      <text:p text:style-name="P10">��J�8e&lt;3n��{O����&gt;�2��0Qh��j������Dۛ ��P���"IwC`�a%��_Ҡ�~�</text:p>
      <text:p text:style-name="P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8" loext:min-decimal-places="8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05T16:35:11</meta:creation-date>
    <dc:date>2021-10-27T08:04:27.609655311</dc:date>
    <meta:editing-duration>PT20H49M57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5" meta:paragraph-count="143" meta:word-count="581" meta:character-count="6596" meta:non-whitespace-character-count="5191"/>
  </office:meta>
</office:document-meta>
</file>